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été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porter·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commenç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habill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four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porta.</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in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commenç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commenç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commenc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commenc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commenç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commenç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es;</text:span> <text:span text:style-name="T2">26</text:span> <text:span text:style-name="T1">de ayant dit cependant· au loin de les de d’autre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commenc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commenc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portés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habillé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à porter]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à table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commenc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commenc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commenç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commenç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habillè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m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m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commenç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commenc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commenç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commenc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commenç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commenç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commenç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commenç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commenc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commenc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commenç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commenç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contre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commenç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commenç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commencèrent irriter beaucoup autour de Iakobos et de Ioannes.</text:span> <text:span text:style-name="T2">42</text:span> <text:span text:style-name="T1">et se ayant appelé auprès eux le Iésous dit à eux· vous avez su en ce que ceux estimants commenc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commenç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commenç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commenç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commenç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bl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portant·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commenc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commenç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commenc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commenç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commenç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commenç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commenc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de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commenc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commenç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emeei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commenç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commenc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portants dressèrent, et dit· adolescent, à toi je dis, sois éveillé.</text:span> <text:span text:style-name="T2">15</text:span> <text:span text:style-name="T1">et assit de bas en haut le mort et se commenç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commenç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commenç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commenc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commenç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portez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porté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commenç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à porter,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commenc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commenç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commenc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commenciez au-dehors avoir dressé et toquer la porte disants· Maître, ouvre à nous, et ayant été répondu dira à vous· non j'ai su vous d'où? vous êtes.</text:span> <text:span text:style-name="T2">26</text:span> <text:span text:style-name="T1">alors vous vous commenc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commenc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commenc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port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commencent à lui enjouer</text:span> <text:span text:style-name="T2">30</text:span> <text:span text:style-name="T1">disants en ce que celui-ci le être humain se commenç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commenç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commenc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e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commenc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commenç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commenç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commenç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portant·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commenc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commenc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commenc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commenc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commenc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commenc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habill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contre.</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contre et ayants dressés elle en à au milieu</text:span> <text:span text:style-name="T2">4</text:span> <text:span text:style-name="T1">disent à lui· enseignant, celle-ci la femme a été pris contre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commenc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Portèrent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bl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portait.</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contre·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commenç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porter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portant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portas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commenç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commenc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commenc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porté,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contre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commenc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porter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Énée hors de ans de huit se couchant de haut en bas sur de grabat, lequel était ayant été paralysé.</text:span> <text:span text:style-name="T2">34</text:span> <text:span text:style-name="T1">et dit à lui le Pierre· Énée,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contre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commenc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commenc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commenc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porter;</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commenç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porté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commenç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contr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commenç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contre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portes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porter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commenc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contre.</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habiller incorruptibilité et le mortel ce-ci se habiller intrépassibilité.</text:span> <text:span text:style-name="T2">54</text:span> <text:span text:style-name="T1">lorsque le cas échéant cependant le corruptible ce-ci que se habille incorruptibilité et le mortel ce-ci que se habill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commenç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commenç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commenç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commenc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portera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portez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portera.</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port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puissiez hors se prendre contre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couche sur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commenc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contre, sur à lequel aussi je fus pris contre sous de Christ [de Iésous].</text:span> <text:span text:style-name="T2">13</text:span> <text:span text:style-name="T1">frères, moi moi-même non je me calcule avoir pris contre·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contre·</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ci.</text:span> <text:span text:style-name="T2">17</text:span> <text:span text:style-name="T1">en ce que le moment de ce se commenc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eur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énétrèrent à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porter malicieux, et tu mis en tentation ceux disants eux-mêmes envoyés et non sont et tu trouvas eux menteurs,</text:span> <text:span text:style-name="T2">3</text:span> <text:span text:style-name="T1">et résistance tu as et tu portas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portant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33" meta:character-count="1178105" meta:non-whitespace-character-count="951857"/>
    <meta:generator>LibreOffice/7.2.4.1$Windows_X86_64 LibreOffice_project/27d75539669ac387bb498e35313b970b7fe9c4f9</meta:generator>
    <meta:user-defined meta:name="viewport">width=device-width, initial-scale=1</meta:user-defined>
  </office:meta>
</office:document-meta>
</file>